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lationship1" table:style-name="ta1">
        <table:shapes>
          <draw:frame draw:z-index="0" draw:style-name="gr1" draw:text-style-name="P1" svg:width="653.95pt" svg:height="490.17pt" svg:x="251.29pt" svg:y="13.55pt">
            <loext:p draw:notify-on-update-of-ranges="relationship1.A2:relationship1.A166 relationship1.B2:relationship1.B1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17.17pt" svg:height="468.34pt" svg:x="195.11pt" svg:y="678.39pt">
            <loext:p draw:notify-on-update-of-ranges="relationship1.B2:relationship1.B166 relationship1.A1:relationship1.A1 relationship1.A2:relationship1.A1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mplitud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3872" calcext:value-type="float">
            <text:p>0.31387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12986" calcext:value-type="float">
            <text:p>0.312986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312076" calcext:value-type="float">
            <text:p>0.312076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311136" calcext:value-type="float">
            <text:p>0.311136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310186" calcext:value-type="float">
            <text:p>0.310186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09209" calcext:value-type="float">
            <text:p>0.309209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308213" calcext:value-type="float">
            <text:p>0.308213</text:p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307198" calcext:value-type="float">
            <text:p>0.30719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30616" calcext:value-type="float">
            <text:p>0.30616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3051" calcext:value-type="float">
            <text:p>0.305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04021" calcext:value-type="float">
            <text:p>0.304021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302921" calcext:value-type="float">
            <text:p>0.30292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301803" calcext:value-type="float">
            <text:p>0.30180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300666" calcext:value-type="float">
            <text:p>0.30066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299503" calcext:value-type="float">
            <text:p>0.299503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98326" calcext:value-type="float">
            <text:p>0.29832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297125" calcext:value-type="float">
            <text:p>0.297125</text:p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295901" calcext:value-type="float">
            <text:p>0.295901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294664" calcext:value-type="float">
            <text:p>0.294664</text:p>
          </table:table-cell>
          <table:table-cell table:number-columns-repeated="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293412" calcext:value-type="float">
            <text:p>0.29341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92129" calcext:value-type="float">
            <text:p>0.292129</text:p>
          </table:table-cell>
          <table:table-cell table:number-columns-repeated="3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90834" calcext:value-type="float">
            <text:p>0.29083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89519" calcext:value-type="float">
            <text:p>0.289519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88181" calcext:value-type="float">
            <text:p>0.288181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86832" calcext:value-type="float">
            <text:p>0.286832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85461" calcext:value-type="float">
            <text:p>0.28546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84067" calcext:value-type="float">
            <text:p>0.284067</text:p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82661" calcext:value-type="float">
            <text:p>0.282661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81233" calcext:value-type="float">
            <text:p>0.281233</text:p>
          </table:table-cell>
          <table:table-cell table:number-columns-repeated="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279785" calcext:value-type="float">
            <text:p>0.27978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78318" calcext:value-type="float">
            <text:p>0.278318</text:p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27684" calcext:value-type="float">
            <text:p>0.2768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7534" calcext:value-type="float">
            <text:p>0.27534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273824" calcext:value-type="float">
            <text:p>0.27382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272284" calcext:value-type="float">
            <text:p>0.272284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70733" calcext:value-type="float">
            <text:p>0.270733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269167" calcext:value-type="float">
            <text:p>0.269167</text:p>
          </table:table-cell>
          <table:table-cell table:number-columns-repeated="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267584" calcext:value-type="float">
            <text:p>0.267584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265986" calcext:value-type="float">
            <text:p>0.265986</text:p>
          </table:table-cell>
          <table:table-cell table:number-columns-repeated="3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264366" calcext:value-type="float">
            <text:p>0.26436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62722" calcext:value-type="float">
            <text:p>0.262722</text:p>
          </table:table-cell>
          <table:table-cell/>
          <table:table-cell office:value-type="string" calcext:value-type="string">
            <text:p>dada una joint position, obtener distancia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261076" calcext:value-type="float">
            <text:p>0.26107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358248698" calcext:value-type="float">
            <text:p>0.035824869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259408" calcext:value-type="float">
            <text:p>0.25940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0.1265738945" calcext:value-type="float">
            <text:p>-0.126573894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257717" calcext:value-type="float">
            <text:p>0.25771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0812066177" calcext:value-type="float">
            <text:p>-0.081206617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256026" calcext:value-type="float">
            <text:p>0.25602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3133378639" calcext:value-type="float">
            <text:p>0.313337863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5431" calcext:value-type="float">
            <text:p>0.2543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25258" calcext:value-type="float">
            <text:p>0.25258</text:p>
          </table:table-cell>
          <table:table-cell/>
          <table:table-cell office:value-type="string" calcext:value-type="string">
            <text:p>f(x)</text:p>
          </table:table-cell>
          <table:table-cell table:formula="of:=[.E44]*[.E47]*[.E47]+[.E45]*[.E47]+[.E46]" office:value-type="float" office:value="0.277584228085" calcext:value-type="float">
            <text:p>0.277584228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250838" calcext:value-type="float">
            <text:p>0.250838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249076" calcext:value-type="float">
            <text:p>0.249076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247301" calcext:value-type="float">
            <text:p>0.24730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45509" calcext:value-type="float">
            <text:p>0.245509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2437" calcext:value-type="float">
            <text:p>0.243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241885" calcext:value-type="float">
            <text:p>0.241885</text:p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240051" calcext:value-type="float">
            <text:p>0.24005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238206" calcext:value-type="float">
            <text:p>0.238206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36346" calcext:value-type="float">
            <text:p>0.23634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234467" calcext:value-type="float">
            <text:p>0.234467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232583" calcext:value-type="float">
            <text:p>0.232583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23068" calcext:value-type="float">
            <text:p>0.23068</text:p>
          </table:table-cell>
          <table:table-cell table:number-columns-repeated="3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228768" calcext:value-type="float">
            <text:p>0.22876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26836" calcext:value-type="float">
            <text:p>0.226836</text:p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224893" calcext:value-type="float">
            <text:p>0.224893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222946" calcext:value-type="float">
            <text:p>0.222946</text:p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220977" calcext:value-type="float">
            <text:p>0.220977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219006" calcext:value-type="float">
            <text:p>0.219006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17015" calcext:value-type="float">
            <text:p>0.217015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215015" calcext:value-type="float">
            <text:p>0.215015</text:p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212998" calcext:value-type="float">
            <text:p>0.21299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21098" calcext:value-type="float">
            <text:p>0.21098</text:p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208936" calcext:value-type="float">
            <text:p>0.20893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06891" calcext:value-type="float">
            <text:p>0.206891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04836" calcext:value-type="float">
            <text:p>0.204836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02775" calcext:value-type="float">
            <text:p>0.202775</text:p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00701" calcext:value-type="float">
            <text:p>0.20070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98615" calcext:value-type="float">
            <text:p>0.198615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96518" calcext:value-type="float">
            <text:p>0.19651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94401" calcext:value-type="float">
            <text:p>0.194401</text:p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192291" calcext:value-type="float">
            <text:p>0.192291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90165" calcext:value-type="float">
            <text:p>0.190165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188032" calcext:value-type="float">
            <text:p>0.18803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85887" calcext:value-type="float">
            <text:p>0.185887</text:p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183732" calcext:value-type="float">
            <text:p>0.18373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81572" calcext:value-type="float">
            <text:p>0.181572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179405" calcext:value-type="float">
            <text:p>0.17940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77242" calcext:value-type="float">
            <text:p>0.177242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75052" calcext:value-type="float">
            <text:p>0.175052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17286" calcext:value-type="float">
            <text:p>0.17286</text:p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170662" calcext:value-type="float">
            <text:p>0.17066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68452" calcext:value-type="float">
            <text:p>0.168452</text:p>
          </table:table-cell>
          <table:table-cell table:number-columns-repeated="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66245" calcext:value-type="float">
            <text:p>0.16624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64026" calcext:value-type="float">
            <text:p>0.164026</text:p>
          </table:table-cell>
          <table:table-cell table:number-columns-repeated="3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61796" calcext:value-type="float">
            <text:p>0.161796</text:p>
          </table:table-cell>
          <table:table-cell/>
          <table:table-cell office:value-type="string" calcext:value-type="string">
            <text:p>dada una distancia, obtener joint position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59569" calcext:value-type="float">
            <text:p>0.15956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-32.3411575486" calcext:value-type="float">
            <text:p>-32.341157548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157333" calcext:value-type="float">
            <text:p>0.15733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1.0048328179" calcext:value-type="float">
            <text:p>11.004832817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155083" calcext:value-type="float">
            <text:p>0.15508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41125268" calcext:value-type="float">
            <text:p>-5.4112526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52837" calcext:value-type="float">
            <text:p>0.15283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.6406172149" calcext:value-type="float">
            <text:p>1.640617214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150583" calcext:value-type="float">
            <text:p>0.150583</text:p>
          </table:table-cell>
          <table:table-cell/>
          <table:table-cell office:value-type="string" calcext:value-type="string">
            <text:p>x</text:p>
          </table:table-cell>
          <table:table-cell table:style-name="ce1" office:value-type="float" office:value="0.141519" calcext:value-type="float">
            <text:p>0.14151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148327" calcext:value-type="float">
            <text:p>0.148327</text:p>
          </table:table-cell>
          <table:table-cell/>
          <table:table-cell office:value-type="string" calcext:value-type="string">
            <text:p>f(x)</text:p>
          </table:table-cell>
          <table:table-cell table:formula="of:=[.E94]*[.E98]*[.E98]*[.E98]+[.E95]*[.E98]*[.E98]+[.E96]*[.E98]+[.E97]" office:value-type="float" office:value="1.00355862487905" calcext:value-type="float">
            <text:p>1.003558624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146063" calcext:value-type="float">
            <text:p>0.146063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143792" calcext:value-type="float">
            <text:p>0.1437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1519" calcext:value-type="float">
            <text:p>0.141519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139238" calcext:value-type="float">
            <text:p>0.139238</text:p>
          </table:table-cell>
          <table:table-cell table:number-columns-repeated="3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136958" calcext:value-type="float">
            <text:p>0.136958</text:p>
          </table:table-cell>
          <table:table-cell table:number-columns-repeated="3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134674" calcext:value-type="float">
            <text:p>0.134674</text:p>
          </table:table-cell>
          <table:table-cell table:number-columns-repeated="3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132387" calcext:value-type="float">
            <text:p>0.132387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1301" calcext:value-type="float">
            <text:p>0.1301</text:p>
          </table:table-cell>
          <table:table-cell table:number-columns-repeated="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127802" calcext:value-type="float">
            <text:p>0.127802</text:p>
          </table:table-cell>
          <table:table-cell table:number-columns-repeated="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125507" calcext:value-type="float">
            <text:p>0.125507</text:p>
          </table:table-cell>
          <table:table-cell table:number-columns-repeated="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23201" calcext:value-type="float">
            <text:p>0.123201</text:p>
          </table:table-cell>
          <table:table-cell table:number-columns-repeated="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120896" calcext:value-type="float">
            <text:p>0.120896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186" calcext:value-type="float">
            <text:p>0.1186</text:p>
          </table:table-cell>
          <table:table-cell table:number-columns-repeated="3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116291" calcext:value-type="float">
            <text:p>0.116291</text:p>
          </table:table-cell>
          <table:table-cell table:number-columns-repeated="3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113985" calcext:value-type="float">
            <text:p>0.113985</text:p>
          </table:table-cell>
          <table:table-cell table:number-columns-repeated="3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111668" calcext:value-type="float">
            <text:p>0.111668</text:p>
          </table:table-cell>
          <table:table-cell table:number-columns-repeated="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109362" calcext:value-type="float">
            <text:p>0.109362</text:p>
          </table:table-cell>
          <table:table-cell table:number-columns-repeated="3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10705" calcext:value-type="float">
            <text:p>0.10705</text:p>
          </table:table-cell>
          <table:table-cell table:number-columns-repeated="3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104742" calcext:value-type="float">
            <text:p>0.104742</text:p>
          </table:table-cell>
          <table:table-cell table:number-columns-repeated="3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102431" calcext:value-type="float">
            <text:p>0.102431</text:p>
          </table:table-cell>
          <table:table-cell table:number-columns-repeated="3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100113" calcext:value-type="float">
            <text:p>0.100113</text:p>
          </table:table-cell>
          <table:table-cell table:number-columns-repeated="3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978016" calcext:value-type="float">
            <text:p>0.0978016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954933" calcext:value-type="float">
            <text:p>0.0954933</text:p>
          </table:table-cell>
          <table:table-cell table:number-columns-repeated="3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931792" calcext:value-type="float">
            <text:p>0.0931792</text:p>
          </table:table-cell>
          <table:table-cell table:number-columns-repeated="3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908672" calcext:value-type="float">
            <text:p>0.0908672</text:p>
          </table:table-cell>
          <table:table-cell table:number-columns-repeated="3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885563" calcext:value-type="float">
            <text:p>0.0885563</text:p>
          </table:table-cell>
          <table:table-cell table:number-columns-repeated="3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862463" calcext:value-type="float">
            <text:p>0.0862463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839372" calcext:value-type="float">
            <text:p>0.0839372</text:p>
          </table:table-cell>
          <table:table-cell table:number-columns-repeated="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816333" calcext:value-type="float">
            <text:p>0.0816333</text:p>
          </table:table-cell>
          <table:table-cell table:number-columns-repeated="3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793215" calcext:value-type="float">
            <text:p>0.0793215</text:p>
          </table:table-cell>
          <table:table-cell table:number-columns-repeated="3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770237" calcext:value-type="float">
            <text:p>0.0770237</text:p>
          </table:table-cell>
          <table:table-cell table:number-columns-repeated="3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747277" calcext:value-type="float">
            <text:p>0.0747277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724293" calcext:value-type="float">
            <text:p>0.0724293</text:p>
          </table:table-cell>
          <table:table-cell table:number-columns-repeated="3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701327" calcext:value-type="float">
            <text:p>0.0701327</text:p>
          </table:table-cell>
          <table:table-cell table:number-columns-repeated="3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678415" calcext:value-type="float">
            <text:p>0.0678415</text:p>
          </table:table-cell>
          <table:table-cell table:number-columns-repeated="3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655579" calcext:value-type="float">
            <text:p>0.0655579</text:p>
          </table:table-cell>
          <table:table-cell table:number-columns-repeated="3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632652" calcext:value-type="float">
            <text:p>0.0632652</text:p>
          </table:table-cell>
          <table:table-cell table:number-columns-repeated="3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609901" calcext:value-type="float">
            <text:p>0.0609901</text:p>
          </table:table-cell>
          <table:table-cell table:number-columns-repeated="3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5871" calcext:value-type="float">
            <text:p>0.05871</text:p>
          </table:table-cell>
          <table:table-cell table:number-columns-repeated="3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564402" calcext:value-type="float">
            <text:p>0.0564402</text:p>
          </table:table-cell>
          <table:table-cell table:number-columns-repeated="3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541717" calcext:value-type="float">
            <text:p>0.0541717</text:p>
          </table:table-cell>
          <table:table-cell table:number-columns-repeated="3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519076" calcext:value-type="float">
            <text:p>0.0519076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496506" calcext:value-type="float">
            <text:p>0.0496506</text:p>
          </table:table-cell>
          <table:table-cell table:number-columns-repeated="3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473866" calcext:value-type="float">
            <text:p>0.0473866</text:p>
          </table:table-cell>
          <table:table-cell table:number-columns-repeated="3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451412" calcext:value-type="float">
            <text:p>0.0451412</text:p>
          </table:table-cell>
          <table:table-cell table:number-columns-repeated="3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428949" calcext:value-type="float">
            <text:p>0.0428949</text:p>
          </table:table-cell>
          <table:table-cell table:number-columns-repeated="3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406606" calcext:value-type="float">
            <text:p>0.0406606</text:p>
          </table:table-cell>
          <table:table-cell table:number-columns-repeated="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384231" calcext:value-type="float">
            <text:p>0.0384231</text:p>
          </table:table-cell>
          <table:table-cell table:number-columns-repeated="3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361964" calcext:value-type="float">
            <text:p>0.0361964</text:p>
          </table:table-cell>
          <table:table-cell table:number-columns-repeated="3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33983" calcext:value-type="float">
            <text:p>0.033983</text:p>
          </table:table-cell>
          <table:table-cell table:number-columns-repeated="3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317688" calcext:value-type="float">
            <text:p>0.0317688</text:p>
          </table:table-cell>
          <table:table-cell table:number-columns-repeated="3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295613" calcext:value-type="float">
            <text:p>0.0295613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273641" calcext:value-type="float">
            <text:p>0.0273641</text:p>
          </table:table-cell>
          <table:table-cell table:number-columns-repeated="3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251713" calcext:value-type="float">
            <text:p>0.0251713</text:p>
          </table:table-cell>
          <table:table-cell table:number-columns-repeated="3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22986" calcext:value-type="float">
            <text:p>0.022986</text:p>
          </table:table-cell>
          <table:table-cell table:number-columns-repeated="3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208124" calcext:value-type="float">
            <text:p>0.0208124</text:p>
          </table:table-cell>
          <table:table-cell table:number-columns-repeated="3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186399" calcext:value-type="float">
            <text:p>0.0186399</text:p>
          </table:table-cell>
          <table:table-cell table:number-columns-repeated="3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164772" calcext:value-type="float">
            <text:p>0.0164772</text:p>
          </table:table-cell>
          <table:table-cell table:number-columns-repeated="3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143219" calcext:value-type="float">
            <text:p>0.0143219</text:p>
          </table:table-cell>
          <table:table-cell table:number-columns-repeated="3"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121802" calcext:value-type="float">
            <text:p>0.0121802</text:p>
          </table:table-cell>
          <table:table-cell table:number-columns-repeated="3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100498" calcext:value-type="float">
            <text:p>0.0100498</text:p>
          </table:table-cell>
          <table:table-cell table:number-columns-repeated="3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792227" calcext:value-type="float">
            <text:p>0.00792227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580471" calcext:value-type="float">
            <text:p>0.00580471</text:p>
          </table:table-cell>
          <table:table-cell table:number-columns-repeated="3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369683" calcext:value-type="float">
            <text:p>0.00369683</text:p>
          </table:table-cell>
          <table:table-cell table:number-columns-repeated="3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0159869" calcext:value-type="float">
            <text:p>0.00159869</text:p>
          </table:table-cell>
          <table:table-cell table:number-columns-repeated="3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00485167" calcext:value-type="float">
            <text:p>0.000485167</text:p>
          </table:table-cell>
          <table:table-cell table:number-columns-repeated="3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0256672" calcext:value-type="float">
            <text:p>0.0025667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relationship1.A1:relationship1.B1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3:56:35.304631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3:58:52.613431261</dc:date>
    <meta:editing-duration>PT37M2S</meta:editing-duration>
    <meta:editing-cycles>8</meta:editing-cycles>
    <meta:generator>LibreOffice/5.1.6.2$Linux_X86_64 LibreOffice_project/10m0$Build-2</meta:generator>
    <meta:document-statistic meta:table-count="1" meta:cell-count="3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71cm" svg:height="17.293cm" xlink:href=".." xlink:type="simple" chart:class="chart:scatter" chart:style-name="ch1">
        <chart:title svg:x="8.515cm" svg:y="0.481cm" chart:style-name="ch2">
          <text:p>Joint position - Tips amplitude</text:p>
        </chart:title>
        <chart:plot-area chart:style-name="ch3" table:cell-range-address="relationship1.A2:relationship1.B166" svg:x="0.918cm" svg:y="0.333cm" svg:width="20.852cm" svg:height="15.982cm">
          <chartooo:coordinate-region svg:x="1.83cm" svg:y="0.532cm" svg:width="19.7cm" svg:height="15.136cm"/>
          <chart:axis chart:dimension="x" chart:name="primary-x" chart:style-name="ch4">
            <chart:title svg:x="9.871cm" svg:y="16.66cm" chart:style-name="ch5">
              <text:p>Joint position (rads)</text:p>
            </chart:title>
          </chart:axis>
          <chart:axis chart:dimension="y" chart:name="primary-y" chart:style-name="ch4">
            <chart:title svg:x="0cm" svg:y="9.704cm" chart:style-name="ch6">
              <text:p>Tips amplitude (m)</text:p>
            </chart:title>
            <chart:grid chart:style-name="ch7" chart:class="major"/>
          </chart:axis>
          <chart:series chart:style-name="ch8" chart:values-cell-range-address="relationship1.B2:relationship1.B166" chart:class="chart:scatter">
            <chart:domain table:cell-range-address="relationship1.A2:relationship1.A166"/>
            <chart:regression-curve chart:style-name="ch9">
              <chart:equation chart:display-equation="true" chart:display-r-square="false" svg:x="8.245cm" svg:y="3.351cm"/>
            </chart:regression-curve>
            <chart:data-point chart:repeated="3"/>
            <chart:data-point chart:style-name="ch10" chart:repeated="2"/>
            <chart:data-point/>
            <chart:data-point chart:style-name="ch10"/>
            <chart:data-point/>
            <chart:data-point chart:style-name="ch10"/>
            <chart:data-point chart:repeated="2"/>
            <chart:data-point chart:style-name="ch10"/>
            <chart:data-point chart:repeated="63"/>
            <chart:data-point chart:style-name="ch10" chart:repeated="3"/>
            <chart:data-point chart:repeated="10"/>
            <chart:data-point chart:style-name="ch10"/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lationship1.A2:relationship1.A166</svg:desc>
                </draw:g>
              </table:table-cell>
              <table:table-cell office:value-type="float" office:value="0.313872">
                <text:p>0.313872</text:p>
                <draw:g>
                  <svg:desc>relationship1.B2:relationship1.B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312986">
                <text:p>0.312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312076">
                <text:p>0.312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311136">
                <text:p>0.31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310186">
                <text:p>0.310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209">
                <text:p>0.309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08213">
                <text:p>0.308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307198">
                <text:p>0.307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30616">
                <text:p>0.30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3051">
                <text:p>0.3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304021">
                <text:p>0.304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302921">
                <text:p>0.302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301803">
                <text:p>0.301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300666">
                <text:p>0.300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299503">
                <text:p>0.299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298326">
                <text:p>0.298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297125">
                <text:p>0.297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295901">
                <text:p>0.295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294664">
                <text:p>0.294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293412">
                <text:p>0.293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92129">
                <text:p>0.292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90834">
                <text:p>0.290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89519">
                <text:p>0.289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88181">
                <text:p>0.288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86832">
                <text:p>0.286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85461">
                <text:p>0.285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84067">
                <text:p>0.284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82661">
                <text:p>0.282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81233">
                <text:p>0.281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79785">
                <text:p>0.279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278318">
                <text:p>0.278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27684">
                <text:p>0.27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27534">
                <text:p>0.275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273824">
                <text:p>0.273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272284">
                <text:p>0.272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270733">
                <text:p>0.270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269167">
                <text:p>0.269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267584">
                <text:p>0.2675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265986">
                <text:p>0.265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264366">
                <text:p>0.264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262722">
                <text:p>0.26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261076">
                <text:p>0.261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259408">
                <text:p>0.259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257717">
                <text:p>0.257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256026">
                <text:p>0.256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25431">
                <text:p>0.25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5258">
                <text:p>0.252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250838">
                <text:p>0.2508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249076">
                <text:p>0.249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247301">
                <text:p>0.247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245509">
                <text:p>0.245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2437">
                <text:p>0.24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241885">
                <text:p>0.241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240051">
                <text:p>0.240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238206">
                <text:p>0.238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236346">
                <text:p>0.236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234467">
                <text:p>0.234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232583">
                <text:p>0.232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23068">
                <text:p>0.23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228768">
                <text:p>0.2287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226836">
                <text:p>0.226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224893">
                <text:p>0.2248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222946">
                <text:p>0.222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220977">
                <text:p>0.220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219006">
                <text:p>0.219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217015">
                <text:p>0.217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215015">
                <text:p>0.215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212998">
                <text:p>0.212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21098">
                <text:p>0.210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208936">
                <text:p>0.208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206891">
                <text:p>0.206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204836">
                <text:p>0.2048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202775">
                <text:p>0.202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200701">
                <text:p>0.200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198615">
                <text:p>0.1986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196518">
                <text:p>0.1965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194401">
                <text:p>0.194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192291">
                <text:p>0.192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190165">
                <text:p>0.190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188032">
                <text:p>0.188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185887">
                <text:p>0.1858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183732">
                <text:p>0.183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181572">
                <text:p>0.181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179405">
                <text:p>0.179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177242">
                <text:p>0.1772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175052">
                <text:p>0.1750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17286">
                <text:p>0.17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170662">
                <text:p>0.1706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168452">
                <text:p>0.168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166245">
                <text:p>0.166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164026">
                <text:p>0.164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161796">
                <text:p>0.161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159569">
                <text:p>0.1595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157333">
                <text:p>0.157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155083">
                <text:p>0.1550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152837">
                <text:p>0.1528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150583">
                <text:p>0.150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148327">
                <text:p>0.1483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146063">
                <text:p>0.146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143792">
                <text:p>0.1437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141519">
                <text:p>0.1415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139238">
                <text:p>0.139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36958">
                <text:p>0.136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34674">
                <text:p>0.134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132387">
                <text:p>0.1323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1301">
                <text:p>0.13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127802">
                <text:p>0.1278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125507">
                <text:p>0.1255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123201">
                <text:p>0.123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120896">
                <text:p>0.1208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116291">
                <text:p>0.1162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113985">
                <text:p>0.1139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111668">
                <text:p>0.1116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109362">
                <text:p>0.1093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10705">
                <text:p>0.107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104742">
                <text:p>0.104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102431">
                <text:p>0.1024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100113">
                <text:p>0.100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0978016">
                <text:p>0.09780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0954933">
                <text:p>0.09549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0931792">
                <text:p>0.09317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0908672">
                <text:p>0.09086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0885563">
                <text:p>0.08855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0862463">
                <text:p>0.08624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0839372">
                <text:p>0.0839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0816333">
                <text:p>0.0816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0793215">
                <text:p>0.07932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0770237">
                <text:p>0.07702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0747277">
                <text:p>0.07472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0724293">
                <text:p>0.07242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0701327">
                <text:p>0.07013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0678415">
                <text:p>0.0678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0655579">
                <text:p>0.06555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0632652">
                <text:p>0.0632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0609901">
                <text:p>0.06099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05871">
                <text:p>0.058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0564402">
                <text:p>0.0564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0541717">
                <text:p>0.0541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0519076">
                <text:p>0.05190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0496506">
                <text:p>0.04965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0473866">
                <text:p>0.04738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0451412">
                <text:p>0.0451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0428949">
                <text:p>0.04289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0406606">
                <text:p>0.04066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0384231">
                <text:p>0.03842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0361964">
                <text:p>0.03619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033983">
                <text:p>0.0339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0317688">
                <text:p>0.03176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295613">
                <text:p>0.02956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0273641">
                <text:p>0.02736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0251713">
                <text:p>0.0251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022986">
                <text:p>0.0229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0208124">
                <text:p>0.02081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0186399">
                <text:p>0.0186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0164772">
                <text:p>0.0164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0143219">
                <text:p>0.01432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0121802">
                <text:p>0.01218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0100498">
                <text:p>0.01004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00792227">
                <text:p>0.007922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00580471">
                <text:p>0.005804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00369683">
                <text:p>0.003696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00159869">
                <text:p>0.001598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000485167">
                <text:p>0.0004851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00256672">
                <text:p>0.00256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trend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05cm" chart:symbol-height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01cm" svg:height="16.523cm" xlink:href=".." xlink:type="simple" chart:class="chart:scatter" chart:style-name="ch1">
        <chart:legend svg:x="22.393cm" svg:y="7.432cm" style:legend-expansion="custom" chartooo:width="1.736cm" chartooo:height="0.598cm" style:legend-expansion-aspect-ratio="2.90301003344482" chart:style-name="ch2"/>
        <chart:plot-area chart:style-name="ch3" table:cell-range-address="relationship1.A2:relationship1.B166 relationship1.A1:relationship1.A1" chart:data-source-has-labels="row" svg:x="1.014cm" svg:y="0.638cm" svg:width="20.591cm" svg:height="15.148cm">
          <chartooo:coordinate-region svg:x="1.741cm" svg:y="0.837cm" svg:width="19.532cm" svg:height="14.3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lationship1.A2:relationship1.A166" chart:label-cell-address="relationship1.A1:relationship1.A1" chart:class="chart:scatter">
            <chart:domain table:cell-range-address="relationship1.B2:relationship1.B166"/>
            <chart:regression-curve chart:style-name="ch7">
              <chart:equation chart:display-equation="true" chart:display-r-square="false" svg:x="5.233cm" svg:y="2.575cm"/>
            </chart:regression-curve>
            <chart:data-point chart:repeated="3"/>
            <chart:data-point chart:style-name="ch8"/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sition</text:p>
                <draw:g>
                  <svg:desc>relationship1.A1:relationship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3872">
                <text:p>0.313872</text:p>
                <draw:g>
                  <svg:desc>relationship1.B2:relationship1.B166</svg:desc>
                </draw:g>
              </table:table-cell>
              <table:table-cell office:value-type="float" office:value="0">
                <text:p>0</text:p>
                <draw:g>
                  <svg:desc>relationship1.A2:relationship1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2986">
                <text:p>0.3129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2076">
                <text:p>0.3120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1136">
                <text:p>0.3111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0186">
                <text:p>0.3101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209">
                <text:p>0.3092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8213">
                <text:p>0.3082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7198">
                <text:p>0.30719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616">
                <text:p>0.306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51">
                <text:p>0.305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021">
                <text:p>0.3040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2921">
                <text:p>0.30292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1803">
                <text:p>0.3018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0666">
                <text:p>0.30066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9503">
                <text:p>0.29950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8326">
                <text:p>0.2983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7125">
                <text:p>0.29712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5901">
                <text:p>0.29590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4664">
                <text:p>0.29466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412">
                <text:p>0.2934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2129">
                <text:p>0.2921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0834">
                <text:p>0.29083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9519">
                <text:p>0.2895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8181">
                <text:p>0.28818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6832">
                <text:p>0.2868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5461">
                <text:p>0.28546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4067">
                <text:p>0.2840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2661">
                <text:p>0.28266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1233">
                <text:p>0.2812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9785">
                <text:p>0.27978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8318">
                <text:p>0.2783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684">
                <text:p>0.2768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534">
                <text:p>0.2753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3824">
                <text:p>0.2738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2284">
                <text:p>0.27228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0733">
                <text:p>0.2707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9167">
                <text:p>0.2691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7584">
                <text:p>0.26758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5986">
                <text:p>0.2659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4366">
                <text:p>0.26436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2722">
                <text:p>0.2627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1076">
                <text:p>0.26107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9408">
                <text:p>0.25940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7717">
                <text:p>0.25771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6026">
                <text:p>0.25602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431">
                <text:p>0.2543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258">
                <text:p>0.2525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0838">
                <text:p>0.25083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9076">
                <text:p>0.24907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301">
                <text:p>0.24730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5509">
                <text:p>0.2455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37">
                <text:p>0.243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1885">
                <text:p>0.2418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0051">
                <text:p>0.24005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8206">
                <text:p>0.23820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6346">
                <text:p>0.23634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4467">
                <text:p>0.2344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2583">
                <text:p>0.23258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068">
                <text:p>0.2306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8768">
                <text:p>0.22876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6836">
                <text:p>0.2268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4893">
                <text:p>0.22489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2946">
                <text:p>0.22294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0977">
                <text:p>0.22097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9006">
                <text:p>0.21900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7015">
                <text:p>0.21701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5015">
                <text:p>0.21501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2998">
                <text:p>0.21299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098">
                <text:p>0.2109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8936">
                <text:p>0.20893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6891">
                <text:p>0.2068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4836">
                <text:p>0.20483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2775">
                <text:p>0.2027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0701">
                <text:p>0.20070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8615">
                <text:p>0.1986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6518">
                <text:p>0.1965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4401">
                <text:p>0.19440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2291">
                <text:p>0.1922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0165">
                <text:p>0.19016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8032">
                <text:p>0.1880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5887">
                <text:p>0.18588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3732">
                <text:p>0.18373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81572">
                <text:p>0.18157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79405">
                <text:p>0.17940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7242">
                <text:p>0.17724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5052">
                <text:p>0.17505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86">
                <text:p>0.172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0662">
                <text:p>0.17066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8452">
                <text:p>0.16845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6245">
                <text:p>0.16624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4026">
                <text:p>0.1640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1796">
                <text:p>0.16179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9569">
                <text:p>0.15956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7333">
                <text:p>0.15733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5083">
                <text:p>0.15508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2837">
                <text:p>0.15283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0583">
                <text:p>0.15058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8327">
                <text:p>0.14832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6063">
                <text:p>0.14606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3792">
                <text:p>0.14379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1519">
                <text:p>0.141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39238">
                <text:p>0.13923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6958">
                <text:p>0.13695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4674">
                <text:p>0.1346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2387">
                <text:p>0.13238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301">
                <text:p>0.130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7802">
                <text:p>0.12780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5507">
                <text:p>0.1255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3201">
                <text:p>0.12320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0896">
                <text:p>0.1208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86">
                <text:p>0.118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6291">
                <text:p>0.11629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3985">
                <text:p>0.1139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1668">
                <text:p>0.11166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9362">
                <text:p>0.10936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705">
                <text:p>0.1070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4742">
                <text:p>0.10474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2431">
                <text:p>0.10243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0113">
                <text:p>0.10011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78016">
                <text:p>0.097801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54933">
                <text:p>0.09549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31792">
                <text:p>0.09317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08672">
                <text:p>0.090867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85563">
                <text:p>0.08855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62463">
                <text:p>0.08624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39372">
                <text:p>0.083937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16333">
                <text:p>0.0816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93215">
                <text:p>0.07932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70237">
                <text:p>0.07702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47277">
                <text:p>0.074727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724293">
                <text:p>0.07242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701327">
                <text:p>0.070132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78415">
                <text:p>0.06784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55579">
                <text:p>0.065557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32652">
                <text:p>0.063265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09901">
                <text:p>0.060990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871">
                <text:p>0.0587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64402">
                <text:p>0.056440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41717">
                <text:p>0.054171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19076">
                <text:p>0.051907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96506">
                <text:p>0.049650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73866">
                <text:p>0.047386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51412">
                <text:p>0.045141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28949">
                <text:p>0.0428949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06606">
                <text:p>0.040660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84231">
                <text:p>0.038423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61964">
                <text:p>0.036196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3983">
                <text:p>0.03398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17688">
                <text:p>0.031768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95613">
                <text:p>0.0295613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73641">
                <text:p>0.027364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51713">
                <text:p>0.025171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2986">
                <text:p>0.02298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08124">
                <text:p>0.020812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86399">
                <text:p>0.018639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64772">
                <text:p>0.016477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43219">
                <text:p>0.014321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21802">
                <text:p>0.0121802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00498">
                <text:p>0.010049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92227">
                <text:p>0.00792227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80471">
                <text:p>0.0058047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69683">
                <text:p>0.0036968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59869">
                <text:p>0.0015986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485167">
                <text:p>0.00048516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56672">
                <text:p>0.00256672</text:p>
              </table:table-cell>
              <table:table-cell office:value-type="float" office:value="1.64">
                <text:p>1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